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f1a" officeooo:paragraph-rsid="00038f1a"/>
    </style:style>
    <style:style style:name="P2" style:family="paragraph" style:parent-style-name="Standard">
      <style:paragraph-properties fo:text-align="justify" style:justify-single-word="false"/>
      <style:text-properties fo:language="pt" fo:country="PT" officeooo:rsid="00038f1a" officeooo:paragraph-rsid="00038f1a"/>
    </style:style>
    <style:style style:name="T1" style:family="text">
      <style:text-properties fo:language="pt" fo:country="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Quem eu sou?</text:p>
      <text:p text:style-name="P1"/>
      <text:p text:style-name="P1">2. De onde eu vim?</text:p>
      <text:p text:style-name="P1"/>
      <text:p text:style-name="P1">3. O que é mais importante para mim?</text:p>
      <text:p text:style-name="P1"/>
      <text:p text:style-name="P1"/>
      <text:p text:style-name="P2">Me chamo Roiney Beal, nasci em uma cidade chamada Serrafina Corrêa, no interior no RS e me vivi na região até os meus 22 anos. Venho de uma família muito simples, meus pais não finalizaram o ensino médio, porém, a coisa mais importante para eles era a educação dos filhos, e essa é uma característica que carrego comigo. Graças ao empenho deles e a minha força de vontade consegui finalizar minha graduação em química. O passo seguinte foi a mudança de cidade, me mudei para Porto Alegre para cursar meu mestrado e em seguida me mudei para São Paulo para cursar meu doutorado. Acredito que isso seja a coisa mais importante para mim, a conquista dos meus objetivos sempre buscando novos conhecimento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4:04:45.491421090</meta:creation-date>
    <dc:date>2022-03-25T14:12:49.899553638</dc:date>
    <meta:editing-duration>PT8M5S</meta:editing-duration>
    <meta:editing-cycles>1</meta:editing-cycles>
    <meta:document-statistic meta:table-count="0" meta:image-count="0" meta:object-count="0" meta:page-count="1" meta:paragraph-count="4" meta:word-count="139" meta:character-count="770" meta:non-whitespace-character-count="635"/>
    <meta:generator>LibreOffice/6.4.7.2$Linux_X86_64 LibreOffice_project/40$Build-2</meta:generator>
  </office:meta>
</office:document-meta>
</file>